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</office:automatic-styles>
  <office:body>
    <office:text>
      <text:p text:style-name="Text_20_body"> Python les-materialen</text:p>
      <text:h text:style-name="Heading_20_1" text:outline-level="1"><text:bookmark-start text:name="object-oriented-programming-challenge"/>Object Oriented Programming Challenge<text:bookmark-end text:name="object-oriented-programming-challenge"/></text:h>
      <text:p text:style-name="First_20_paragraph">For this challenge, create a bank account class that has two attributes:</text:p>
      <text:list text:style-name="L1">
        <text:list-item>
          <text:p text:style-name="P1">owner</text:p>
        </text:list-item>
        <text:list-item>
          <text:p text:style-name="P1">balance</text:p>
        </text:list-item>
      </text:list>
      <text:p text:style-name="First_20_paragraph">and two methods:</text:p>
      <text:list text:style-name="L2">
        <text:list-item>
          <text:p text:style-name="P2">deposit</text:p>
        </text:list-item>
        <text:list-item>
          <text:p text:style-name="P2">withdraw</text:p>
        </text:list-item>
      </text:list>
      <text:p text:style-name="First_20_paragraph">As an added requirement, withdrawals may not exceed the available balance.</text:p>
      <text:p text:style-name="Text_20_body">Instantiate your class, make several deposits and withdrawals, and test to make sure the account can’t be overdrawn.</text:p>
      <text:p text:style-name="P3">class Account:</text:p>
      <text:p text:style-name="P4"><text:s text:c="4"/>pass</text:p>
      <text:p text:style-name="P5"># 1. Instantiate the class</text:p>
      <text:p text:style-name="P6">acct1 = Account('Jose',100)</text:p>
      <text:p text:style-name="P7"># 2. Print the object</text:p>
      <text:p text:style-name="P8">print(acct1)</text:p>
      <text:p text:style-name="P9">Account owner: <text:s text:c="2"/>Jose</text:p>
      <text:p text:style-name="P10">Account balance: $100</text:p>
      <text:p text:style-name="P11"># 3. Show the account owner attribute</text:p>
      <text:p text:style-name="P12">acct1.owner</text:p>
      <text:p text:style-name="P13">'Jose'</text:p>
      <text:p text:style-name="P14"># 4. Show the account balance attribute</text:p>
      <text:p text:style-name="P15">acct1.balance</text:p>
      <text:p text:style-name="P16">100</text:p>
      <text:p text:style-name="P17"># 5. Make a series of deposits and withdrawals</text:p>
      <text:p text:style-name="P18">acct1.deposit(50)</text:p>
      <text:p text:style-name="P19">Deposit Accepted</text:p>
      <text:p text:style-name="P20">acct1.withdraw(75)</text:p>
      <text:p text:style-name="P21">Withdrawal Accepted</text:p>
      <text:p text:style-name="P22"># 6. Make a withdrawal that exceeds the available balance</text:p>
      <text:p text:style-name="P23">acct1.withdraw(500)</text:p>
      <text:p text:style-name="P24">Funds Unavailable!</text:p>
      <text:h text:style-name="Heading_20_2" text:outline-level="2"><text:bookmark-start text:name="good-job"/>Good job!<text:bookmark-end text:name="good-job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/>
    <dc:description/>
    <dc:subject/>
    <meta:keyword/>
    <meta:initial-creator/>
    <dc:creator/>
    <meta:creation-date>2022-12-18T19:58:20Z</meta:creation-date>
    <dc:date>2022-12-18T19:58:20Z</dc:date>
  </office:meta>
</office:document-meta>
</file>